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5" style:family="graphic" style:parent-style-name="Oggetto_20_senza_20_riempimento_20_e_20_linee">
      <style:graphic-properties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fo:min-height="1.6cm"/>
    </style:style>
    <style:style style:name="gr7" style:family="graphic" style:parent-style-name="standard">
      <style:graphic-properties draw:stroke="none" svg:stroke-color="#000000" draw:fill="none" draw:fill-color="#ffffff" fo:min-height="1.2cm"/>
    </style:style>
    <style:style style:name="gr8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 style:text-autospace="none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use-window-font-color="true" style:text-outline="false" style:text-line-through-style="none" style:font-name="Arial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2.1cm" svg:height="2cm" svg:x="2.1cm" svg:y="2.184cm">
          <text:p text:style-name="P1"><text:span text:style-name="T1">OUT RF</text:span></text:p>
          <text:p text:style-name="P1"><text:span text:style-name="T1">50</text:span><text:span text:style-name="T2">Ω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4" draw:layer="layout" svg:width="2.1cm" svg:height="2cm" svg:x="2.1cm" svg:y="9.8cm">
          <text:p text:style-name="P1"><text:span text:style-name="T3">IN RF</text:span></text:p>
          <text:p text:style-name="P3"><text:span text:style-name="T4">50Ω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draw:layer="layout" svg:width="3.5cm" svg:height="1.6cm" svg:x="6cm" svg:y="2.4cm">
          <text:p text:style-name="P1"><text:span text:style-name="T1">Directional</text:span></text:p>
          <text:p text:style-name="P1"><text:span text:style-name="T1">coup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draw:layer="layout" svg:width="3.5cm" svg:height="1.6cm" svg:x="6cm" svg:y="6.4cm">
          <text:p text:style-name="P1"><text:span text:style-name="T3">AD83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7.8cm" svg:y1="4cm" svg:x2="7.8cm" svg:y2="6.4cm">
          <text:p/>
        </draw:line>
        <draw:line draw:style-name="gr3" draw:text-style-name="P1" draw:layer="layout" svg:x1="6cm" svg:y1="3.2cm" svg:x2="4.2cm" svg:y2="3.2cm">
          <text:p/>
        </draw:line>
        <draw:custom-shape draw:style-name="gr1" draw:text-style-name="P5" draw:layer="layout" svg:width="3.5cm" svg:height="1.6cm" svg:x="11.2cm" svg:y="2.4cm">
          <text:p text:style-name="P1"><text:span text:style-name="T5">RF BUFFER</text:span></text:p>
          <text:p text:style-name="P1"><text:span text:style-name="T5">+ </text:span></text:p>
          <text:p text:style-name="P1"><text:span text:style-name="T5">50</text:span><text:span text:style-name="T6">Ω REFERE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draw:layer="layout" svg:width="3.5cm" svg:height="1.6cm" svg:x="16.4cm" svg:y="2.4cm">
          <text:p text:style-name="P1"><text:span text:style-name="T3">AD9850 DD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6.4cm" svg:y1="3.2cm" svg:x2="14.7cm" svg:y2="3.2cm">
          <text:p/>
        </draw:line>
        <draw:line draw:style-name="gr2" draw:text-style-name="P1" draw:layer="layout" svg:x1="11.2cm" svg:y1="3.2cm" svg:x2="9.5cm" svg:y2="3.2cm">
          <text:p/>
        </draw:line>
        <draw:custom-shape draw:style-name="gr1" draw:text-style-name="P4" draw:layer="layout" svg:width="3.5cm" svg:height="16.4cm" svg:x="21.6cm" svg:y="2.4cm">
          <text:p text:style-name="P1"><text:span text:style-name="T3">ARDUINO 2</text:span></text:p>
          <text:p text:style-name="P1"><text:span text:style-name="T7">Main control boa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21.6cm" svg:y1="3.2cm" svg:x2="19.9cm" svg:y2="3.2cm">
          <text:p/>
        </draw:line>
        <draw:custom-shape draw:style-name="gr1" draw:text-style-name="P4" draw:layer="layout" svg:width="3.5cm" svg:height="1.6cm" svg:x="6cm" svg:y="10cm">
          <text:p text:style-name="P1"><text:span text:style-name="T3">AD83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1" draw:layer="layout" svg:width="1.999cm" svg:height="0.999cm" svg:x="14.187cm" svg:y="8.54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6" draw:layer="layout" svg:width="4.9cm" svg:height="2.585cm" svg:x="1.1cm" svg:y="4.35cm">
          <draw:text-box>
            <text:list text:style-name="L1">
              <text:list-item>
                <text:p><text:span text:style-name="T7">Uscita RF modo VFO</text:span></text:p>
              </text:list-item>
              <text:list-item>
                <text:p><text:span text:style-name="T7">Analizzatore R.O.S antenna</text:span></text:p>
              </text:list-item>
              <text:list-item>
                <text:p><text:span text:style-name="T7">Uscita RF modo Sweep per la tracciatura curve filtri</text:span></text:p>
              </text:list-item>
            </text:list>
          </draw:text-box>
        </draw:frame>
        <draw:frame draw:style-name="gr6" draw:text-style-name="P6" draw:layer="layout" svg:width="6.5cm" svg:height="1.85cm" svg:x="1.2cm" svg:y="12.1cm">
          <draw:text-box>
            <text:list text:style-name="L1">
              <text:list-item>
                <text:p><text:span text:style-name="T7">Ingresso RF milliwatmetro RF</text:span></text:p>
              </text:list-item>
            </text:list>
          </draw:text-box>
        </draw:frame>
        <draw:frame draw:style-name="gr7" draw:text-style-name="P6" draw:layer="layout" svg:width="7.1cm" svg:height="1.45cm" svg:x="6cm" svg:y="8.4cm">
          <draw:text-box>
            <text:list text:style-name="L1">
              <text:list-item>
                <text:p><text:span text:style-name="T7">Amplificatore logaritmico di fase e frequenza</text:span></text:p>
              </text:list-item>
            </text:list>
          </draw:text-box>
        </draw:frame>
        <draw:line draw:style-name="gr2" draw:text-style-name="P1" draw:layer="layout" svg:x1="4.2cm" svg:y1="10.8cm" svg:x2="6cm" svg:y2="10.8cm">
          <text:p/>
        </draw:line>
        <draw:line draw:style-name="gr4" draw:text-style-name="P1" draw:layer="layout" svg:x1="9.5cm" svg:y1="7.2cm" svg:x2="21.6cm" svg:y2="7.2cm">
          <text:p/>
        </draw:line>
        <draw:line draw:style-name="gr4" draw:text-style-name="P1" draw:layer="layout" svg:x1="9.5cm" svg:y1="10.8cm" svg:x2="21.6cm" svg:y2="10.8cm">
          <text:p/>
        </draw:line>
        <draw:custom-shape draw:style-name="gr1" draw:text-style-name="P4" draw:layer="layout" svg:width="3.4cm" svg:height="3.6cm" svg:x="6.1cm" svg:y="14.7cm">
          <text:p text:style-name="P1"><text:span text:style-name="T3">LCD TFT 5''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9.5cm" svg:y1="16.5cm" svg:x2="21.6cm" svg:y2="16.5cm">
          <text:p/>
        </draw:line>
        <draw:frame draw:style-name="gr8" draw:text-style-name="P7" draw:layer="layout" svg:width="9.5cm" svg:height="1.361cm" svg:x="1.6cm" svg:y="18.8cm">
          <draw:text-box>
            <text:p><text:span text:style-name="T3">Papadopol Lucian </text:span><text:span text:style-name="T3"><text:a xlink:href="mailto:iz6nnh@gmail.com" xlink:type="simple">iz6nnh@gmail.com</text:a></text:span><text:span text:style-name="T3"> USO INTERNO</text:span></text:p>
          </draw:text-box>
        </draw:frame>
        <draw:frame draw:style-name="gr7" draw:text-style-name="P6" draw:layer="layout" svg:width="7.1cm" svg:height="1.45cm" svg:x="10.2cm" svg:y="14.45cm">
          <draw:text-box>
            <text:list text:style-name="L1">
              <text:list-item>
                <text:p><text:span text:style-name="T7">Interfaccia di comando totalmente touch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5T18:43:12.910000000</meta:creation-date>
    <dc:date>2014-05-15T22:31:44.035000000</dc:date>
    <meta:editing-duration>PT16M</meta:editing-duration>
    <meta:editing-cycles>3</meta:editing-cycles>
    <meta:generator>LibreOffice/4.1.3.2$Windows_x86 LibreOffice_project/70feb7d99726f064edab4605a8ab840c50ec57a</meta:generator>
    <meta:document-statistic meta:object-count="24"/>
  </office:meta>
</office:document-meta>
</file>

<file path=Object 1/content.xml><?xml version="1.0" encoding="utf-8"?>
<math xmlns="http://www.w3.org/1998/Math/MathML">
  <mrow/>
</math>
</file>